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table:number-columns-repeated="4"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table:number-columns-repeated="4" office:value-type="float" office:value="0">
            <text:p>0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table:number-columns-repeated="4" office:value-type="float" office:value="0">
            <text:p>0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table:number-columns-repeated="4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table:number-columns-repeated="7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7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table:number-columns-repeated="4" office:value-type="float" office:value="0">
            <text:p>0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13.834">
            <text:p>13.834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25.9986">
            <text:p>25.9986</text:p>
          </table:table-cell>
          <table:table-cell table:formula="of:=AVERAGE([.EW3:.EX3])" office:value-type="float" office:value="19.9163">
            <text:p>19.91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67.0846">
            <text:p>67.0846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98">
            <text:p>98</text:p>
          </table:table-cell>
          <table:table-cell table:formula="of:=AVERAGE([.EW4:.EX4])" office:value-type="float" office:value="82.5423">
            <text:p>82.5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99.75">
            <text:p>99.75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100">
            <text:p>100</text:p>
          </table:table-cell>
          <table:table-cell table:formula="of:=AVERAGE([.EW5:.EX5])" office:value-type="float" office:value="99.875">
            <text:p>99.8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85.7516">
            <text:p>85.7516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65">
            <text:p>65</text:p>
          </table:table-cell>
          <table:table-cell table:formula="of:=AVERAGE([.EW6:.EX6])" office:value-type="float" office:value="75.3758">
            <text:p>75.37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61.3336">
            <text:p>61.333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56">
            <text:p>56</text:p>
          </table:table-cell>
          <table:table-cell table:formula="of:=AVERAGE([.EW7:.EX7])" office:value-type="float" office:value="58.6668">
            <text:p>58.6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55.3332">
            <text:p>55.3332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55">
            <text:p>55</text:p>
          </table:table-cell>
          <table:table-cell table:formula="of:=AVERAGE([.EW8:.EX8])" office:value-type="float" office:value="55.1666">
            <text:p>55.166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56.0834">
            <text:p>56.0834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5">
            <text:p>55</text:p>
          </table:table-cell>
          <table:table-cell table:formula="of:=AVERAGE([.EW9:.EX9])" office:value-type="float" office:value="55.5417">
            <text:p>55.54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56.9166">
            <text:p>56.9166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60">
            <text:p>60</text:p>
          </table:table-cell>
          <table:table-cell table:formula="of:=AVERAGE([.EW10:.EX10])" office:value-type="float" office:value="58.4583">
            <text:p>58.45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57.0838">
            <text:p>57.0838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54">
            <text:p>54</text:p>
          </table:table-cell>
          <table:table-cell table:formula="of:=AVERAGE([.EW11:.EX11])" office:value-type="float" office:value="55.5419">
            <text:p>55.5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52.5836">
            <text:p>52.5836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51">
            <text:p>51</text:p>
          </table:table-cell>
          <table:table-cell table:formula="of:=AVERAGE([.EW12:.EX12])" office:value-type="float" office:value="51.7918">
            <text:p>51.79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49.6668">
            <text:p>49.6668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48">
            <text:p>48</text:p>
          </table:table-cell>
          <table:table-cell table:formula="of:=AVERAGE([.EW13:.EX13])" office:value-type="float" office:value="48.8334">
            <text:p>48.83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49.0832">
            <text:p>49.0832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49">
            <text:p>49</text:p>
          </table:table-cell>
          <table:table-cell table:formula="of:=AVERAGE([.EW14:.EX14])" office:value-type="float" office:value="49.0416">
            <text:p>49.04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47.0832">
            <text:p>47.0832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45">
            <text:p>45</text:p>
          </table:table-cell>
          <table:table-cell table:formula="of:=AVERAGE([.EW15:.EX15])" office:value-type="float" office:value="46.0416">
            <text:p>46.04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46.9166">
            <text:p>46.9166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48">
            <text:p>48</text:p>
          </table:table-cell>
          <table:table-cell table:formula="of:=AVERAGE([.EW16:.EX16])" office:value-type="float" office:value="47.4583">
            <text:p>47.45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48.1664">
            <text:p>48.1664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47">
            <text:p>47</text:p>
          </table:table-cell>
          <table:table-cell table:formula="of:=AVERAGE([.EW17:.EX17])" office:value-type="float" office:value="47.5832">
            <text:p>47.58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46.9998">
            <text:p>46.9998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49">
            <text:p>49</text:p>
          </table:table-cell>
          <table:table-cell table:formula="of:=AVERAGE([.EW18:.EX18])" office:value-type="float" office:value="47.9999">
            <text:p>47.99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50.1664">
            <text:p>50.1664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50.3334">
            <text:p>50.3334</text:p>
          </table:table-cell>
          <table:table-cell table:formula="of:=AVERAGE([.EW19:.EX19])" office:value-type="float" office:value="50.2499">
            <text:p>50.249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47.417">
            <text:p>47.417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45">
            <text:p>45</text:p>
          </table:table-cell>
          <table:table-cell table:formula="of:=AVERAGE([.EW20:.EX20])" office:value-type="float" office:value="46.2085">
            <text:p>46.20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46.2496">
            <text:p>46.2496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47">
            <text:p>47</text:p>
          </table:table-cell>
          <table:table-cell table:formula="of:=AVERAGE([.EW21:.EX21])" office:value-type="float" office:value="46.6248">
            <text:p>46.62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47.083">
            <text:p>47.083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46">
            <text:p>46</text:p>
          </table:table-cell>
          <table:table-cell table:formula="of:=AVERAGE([.EW22:.EX22])" office:value-type="float" office:value="46.5415">
            <text:p>46.54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46.9996">
            <text:p>46.9996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43">
            <text:p>43</text:p>
          </table:table-cell>
          <table:table-cell table:formula="of:=AVERAGE([.EW23:.EX23])" office:value-type="float" office:value="44.9998">
            <text:p>44.99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47.1666">
            <text:p>47.1666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49.6666">
            <text:p>49.6666</text:p>
          </table:table-cell>
          <table:table-cell table:formula="of:=AVERAGE([.EW24:.EX24])" office:value-type="float" office:value="48.4166">
            <text:p>48.41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.17">
            <text:p>4.1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48.6668">
            <text:p>48.6668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52">
            <text:p>52</text:p>
          </table:table-cell>
          <table:table-cell table:formula="of:=AVERAGE([.EW25:.EX25])" office:value-type="float" office:value="50.3334">
            <text:p>50.333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3.33">
            <text:p>33.3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49.333">
            <text:p>49.333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50.6666">
            <text:p>50.6666</text:p>
          </table:table-cell>
          <table:table-cell table:formula="of:=AVERAGE([.EW26:.EX26])" office:value-type="float" office:value="49.9998">
            <text:p>49.999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50.5">
            <text:p>50.5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47">
            <text:p>47</text:p>
          </table:table-cell>
          <table:table-cell table:formula="of:=AVERAGE([.EW27:.EX27])" office:value-type="float" office:value="48.75">
            <text:p>48.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48.75">
            <text:p>48.75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47">
            <text:p>47</text:p>
          </table:table-cell>
          <table:table-cell table:formula="of:=AVERAGE([.EW28:.EX28])" office:value-type="float" office:value="47.875">
            <text:p>47.8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.33">
            <text:p>8.3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46.3332">
            <text:p>46.3332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51.9998">
            <text:p>51.9998</text:p>
          </table:table-cell>
          <table:table-cell table:formula="of:=AVERAGE([.EW29:.EX29])" office:value-type="float" office:value="49.1665">
            <text:p>49.166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53.1668">
            <text:p>53.1668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49">
            <text:p>49</text:p>
          </table:table-cell>
          <table:table-cell table:formula="of:=AVERAGE([.EW30:.EX30])" office:value-type="float" office:value="51.0834">
            <text:p>51.083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49.2498">
            <text:p>49.2498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48">
            <text:p>48</text:p>
          </table:table-cell>
          <table:table-cell table:formula="of:=AVERAGE([.EW31:.EX31])" office:value-type="float" office:value="48.6249">
            <text:p>48.624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49.7502">
            <text:p>49.7502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46">
            <text:p>46</text:p>
          </table:table-cell>
          <table:table-cell table:formula="of:=AVERAGE([.EW32:.EX32])" office:value-type="float" office:value="47.8751">
            <text:p>47.87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8:56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